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B000001042890A9ECEB24B36E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automatic-styles>
    <style:style style:name="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P3" style:family="paragraph" style:parent-style-name="ปกติ">
      <loext:graphic-properties draw:fill="solid" draw:fill-color="#ffffff" draw:opacity="100%"/>
      <style:paragraph-properties fo:background-color="#ffffff"/>
      <style:text-properties style:font-name="TH SarabunPSK" fo:font-size="9.5pt" style:font-size-asian="9.5pt" style:font-name-complex="TH SarabunPSK" style:font-size-complex="9.5pt"/>
    </style:style>
    <style:style style:name="P4" style:family="paragraph" style:parent-style-name="ปกติ">
      <loext:graphic-properties draw:fill="solid" draw:fill-color="#ffffff" draw:opacity="100%"/>
      <style:paragraph-properties fo:background-color="#ffffff"/>
      <style:text-properties style:font-name="TH SarabunPSK" fo:font-size="18pt" style:font-size-asian="18pt" style:font-size-complex="18pt"/>
    </style:style>
    <style:style style:name="P5" style:family="paragraph" style:parent-style-name="ปกติ">
      <loext:graphic-properties draw:fill="solid" draw:fill-color="#ffffff" draw:opacity="100%"/>
      <style:paragraph-properties fo:background-color="#ffffff"/>
    </style:style>
    <style:style style:name="P6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P7" style:family="paragraph" style:parent-style-name="ปกติ">
      <style:paragraph-properties fo:margin-left="0cm" fo:margin-right="-0.318cm" fo:text-indent="0cm" style:auto-text-indent="false"/>
    </style:style>
    <style:style style:name="P8" style:family="paragraph" style:parent-style-name="ปกติ">
      <style:paragraph-properties fo:margin-left="0cm" fo:margin-right="-0.318cm" fo:text-indent="0cm" style:auto-text-indent="false">
        <style:tab-stops>
          <style:tab-stop style:position="9.188cm"/>
        </style:tab-stops>
      </style:paragraph-properties>
      <style:text-properties style:font-name="TH SarabunPSK" fo:font-size="18pt" style:font-size-asian="18pt" style:font-name-complex="TH SarabunPSK" style:font-size-complex="18pt"/>
    </style:style>
    <style:style style:name="P9" style:family="paragraph" style:parent-style-name="ปกติ">
      <style:paragraph-properties fo:margin-left="0cm" fo:margin-right="-0.319cm" fo:margin-top="0.212cm" fo:margin-bottom="0cm" loext:contextual-spacing="false" fo:text-align="justify" style:justify-single-word="false" fo:text-indent="0cm" style:auto-text-indent="false">
        <style:tab-stops>
          <style:tab-stop style:position="2.752cm"/>
        </style:tab-stops>
      </style:paragraph-properties>
    </style:style>
    <style:style style:name="P10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2.54cm" style:auto-text-indent="false"/>
    </style:style>
    <style:style style:name="P11" style:family="paragraph" style:parent-style-name="ปกติ">
      <style:paragraph-properties fo:margin-left="9.208cm" fo:margin-right="-0.318cm" fo:text-indent="0cm" style:auto-text-indent="false">
        <style:tab-stops/>
      </style:paragraph-properties>
    </style:style>
    <style:style style:name="P12" style:family="paragraph" style:parent-style-name="ปกติ">
      <style:paragraph-properties fo:margin-left="6.668cm" fo:margin-right="-0.318cm" fo:text-align="center" style:justify-single-word="false" fo:text-indent="0cm" style:auto-text-indent="false">
        <style:tab-stops/>
      </style:paragraph-properties>
      <style:text-properties style:font-name="TH SarabunPSK" fo:font-size="18pt" style:font-size-asian="18pt" style:font-name-complex="TH SarabunPSK" style:font-size-complex="18pt"/>
    </style:style>
    <style:style style:name="P13" style:family="paragraph" style:parent-style-name="ปกติ">
      <style:paragraph-properties fo:margin-left="6.668cm" fo:margin-right="-0.318cm" fo:text-indent="0cm" style:auto-text-indent="false">
        <style:tab-stops/>
      </style:paragraph-properties>
    </style:style>
    <style:style style:name="P14" style:family="paragraph" style:parent-style-name="ปกติ">
      <style:paragraph-properties fo:margin-left="7.938cm" fo:margin-right="-0.318cm" fo:text-indent="0.953cm" style:auto-text-indent="false">
        <style:tab-stops/>
      </style:paragraph-properties>
      <style:text-properties style:font-name="TH SarabunPSK" fo:font-size="18pt" style:font-size-asian="18pt" style:font-name-complex="TH SarabunPSK" style:font-size-complex="18pt"/>
    </style:style>
    <style:style style:name="P15" style:family="paragraph" style:parent-style-name="ปกติ">
      <style:paragraph-properties fo:break-before="page"/>
      <style:text-properties style:font-name="TH SarabunPSK" fo:font-size="18pt" style:font-size-asian="18pt" style:font-name-complex="TH SarabunPSK" style:font-size-complex="18pt"/>
    </style:style>
    <style:style style:name="P16" style:family="paragraph" style:parent-style-name="ปกติ" style:master-page-name="MPF0">
      <style:paragraph-properties fo:margin-left="0cm" fo:margin-right="-0.318cm" fo:text-indent="0cm" style:auto-text-indent="false" style:page-number="auto" fo:break-before="page">
        <style:tab-stops>
          <style:tab-stop style:position="7.502cm"/>
        </style:tab-stops>
      </style:paragraph-properties>
    </style:style>
    <style:style style:name="P17" style:family="paragraph" style:parent-style-name="ปกติ">
      <style:paragraph-properties fo:margin-left="0cm" fo:margin-right="-0.319cm" fo:margin-top="0.212cm" fo:margin-bottom="0cm" loext:contextual-spacing="false" fo:text-align="start" style:justify-single-word="false" fo:text-indent="0cm" style:auto-text-indent="false">
        <style:tab-stops>
          <style:tab-stop style:position="2.752cm"/>
        </style:tab-stops>
      </style:paragraph-properties>
      <style:text-properties officeooo:paragraph-rsid="000d12f7"/>
    </style:style>
    <style:style style:name="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T2" style:family="text">
      <style:text-properties style:font-name="TH SarabunPSK" fo:font-size="18pt" style:font-size-asian="18pt" style:font-name-complex="TH SarabunPSK" style:font-size-complex="18pt"/>
    </style:style>
    <style:style style:name="T3" style:family="text">
      <style:text-properties style:font-name="TH SarabunPSK" fo:font-size="18pt" style:font-size-asian="18pt" style:font-size-complex="18pt"/>
    </style:style>
    <style:style style:name="T4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T5" style:family="text">
      <style:text-properties style:font-name="TH SarabunPSK" fo:font-size="18pt" fo:language="sv" fo:country="SE" style:font-size-asian="18pt" style:font-name-complex="TH SarabunPSK" style:font-size-complex="18pt"/>
    </style:style>
    <style:style style:name="T6" style:family="text">
      <style:text-properties style:font-name="Calibri Light" fo:font-size="14pt" style:font-size-asian="14pt" style:font-size-complex="14pt"/>
    </style:style>
    <style:style style:name="T7" style:family="text">
      <style:text-properties style:font-name="Calibri Light" fo:font-size="14pt" style:font-size-asian="14pt" style:font-name-complex="TH SarabunPSK" style:font-size-complex="14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076" number:language="th" number:country="TH"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แบบอักษรของย่อหน้าเริ่มต้น"><text:span text:style-name="T2"><text:tab/> <text:s/></text:span></text:span><text:span text:style-name="แบบอักษรของย่อหน้าเริ่มต้น"><text:span text:style-name="T2"><text:date style:data-style-name="N10076" text:date-value="2018-06-23T18:06:25.459999996">23 มิถุนายน 2561</text:date></text:span></text:span></text:p>
      <text:p text:style-name="P9"><text:span text:style-name="แบบอักษรของย่อหน้าเริ่มต้น"><text:span text:style-name="T2">เรื่อง<text:tab/>ขอ Non-Immigrant Visa</text:span></text:span></text:p>
      <text:p text:style-name="P9"><text:span text:style-name="แบบอักษรของย่อหน้าเริ่มต้น"><text:span text:style-name="T2">เจริญพร <text:s text:c="7"/><text:tab/>ท่านผู้อำนวยการสำนักงานพระพุทธศาสนาแห่งชาติ</text:span></text:span></text:p>
      <text:p text:style-name="P17"><text:span text:style-name="แบบอักษรของย่อหน้าเริ่มต้น"><text:span text:style-name="T2">สิ่งที่ส่งมาด้วย<text:tab/>เอกสารที่อยู่ของ</text:span></text:span>«nameEmbassyThai»<text:span text:style-name="แบบอักษรของย่อหน้าเริ่มต้น"><text:span text:style-name="T2"> และที่อยู่ที่สามารถติด-<text:tab/></text:span></text:span></text:p>
      <text:p text:style-name="P17"><text:span text:style-name="แบบอักษรของย่อหน้าเริ่มต้น"><text:span text:style-name="T2"><text:tab/>ต่อได้ของ</text:span></text:span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/text:p>
      <text:p text:style-name="P10"><text:span text:style-name="แบบอักษรของย่อหน้าเริ่มต้น"><text:span text:style-name="T2">ด้วย</text:span></text:span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text:span text:style-name="แบบอักษรของย่อหน้าเริ่มต้น"><text:span text:style-name="T2"> สัญชาติ </text:span></text:span>«nationality»<text:span text:style-name="แบบอักษรของย่อหน้าเริ่มต้น"><text:span text:style-name="T2"> ถือหนังสือเดินทางเลขที่ </text:span></text:span>«passportNumber»<text:span text:style-name="แบบอักษรของย่อหน้าเริ่มต้น"><text:span text:style-name="T2"> ได้เดินทางเข้ามาในประเทศไทย เมื่อวันที่ </text:span></text:span>«firstArrivalDateThai»<text:span text:style-name="แบบอักษรของย่อหน้าเริ่มต้น"><text:span text:style-name="T2"> โดยมีวัตถุประสงค์เพื่อศึกษาและปฏิบัติธรรม</text:span></text:span></text:p>
      <text:p text:style-name="P10"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text:span text:style-name="แบบอักษรของย่อหน้าเริ่มต้น"><text:span text:style-name="T2"> ได้</text:span></text:span>«OrdinationTypeThai»<text:span text:style-name="แบบอักษรของย่อหน้าเริ่มต้น"><text:span text:style-name="T2">เป็น</text:span></text:span>«titleTH»<text:span text:style-name="แบบอักษรของย่อหน้าเริ่มต้น"><text:span text:style-name="T2">ในพระพุทธศาสนา สังกัดวัดมาบจันทร์ ต.แกลง อ.เมือง จ.ระยอง ประเทศไทย เพื่อศึกษาปฏิบัติธรรม ท่านเป็นผู้มีความประพฤติเรียบร้อย ทั้งนี้ท่านได้เดินทางไปประเทศ</text:span></text:span>«countryEmbassyThai»<text:span text:style-name="แบบอักษรของย่อหน้าเริ่มต้น"><text:span text:style-name="T2">เมื่อวันที่ </text:span></text:span>«departureDateThai»<text:span text:style-name="แบบอักษรของย่อหน้าเริ่มต้น"><text:span text:style-name="T2"> เป็นการชั่วคราว ซึ่งในระหว่างที่อยู่ประเทศ</text:span></text:span>«countryEmbassyThai»<text:span text:style-name="แบบอักษรของย่อหน้าเริ่มต้น"><text:span text:style-name="T2">วีซ่าได้หมดอายุลง และประสงค์จะเดินทางเข้ามายังประเทศไทยอีกครั้ง</text:span></text:span></text:p>
      <text:p text:style-name="P10"><text:span text:style-name="แบบอักษรของย่อหน้าเริ่มต้น"><text:span text:style-name="T2">ดังนั้น จึงใคร่ขอความกรุณาจากท่านผู้อำนวยการช่วยออกหนังสือรับรองไปยัง</text:span></text:span>«nameEmbassyThai»<text:span text:style-name="แบบอักษรของย่อหน้าเริ่มต้น"><text:span text:style-name="T2"> เพื่อออก Non-Immigrant Visa มีกำหนดระยะเวลา 3 เดือน ให้ท่านด้วย จักเป็นพระคุณอย่างยิ่ง ทั้งนี้ได้แนบเอกสารที่อยู่ของ</text:span></text:span>«nameEmbassyThai»<text:span text:style-name="แบบอักษรของย่อหน้าเริ่มต้น"><text:span text:style-name="T2"> และที่อยู่ที่สามารถติดต่อได้ ของ</text:span></text:span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text:span text:style-name="แบบอักษรของย่อหน้าเริ่มต้น"><text:span text:style-name="T2"> มาด้วยอีกหนึ่งฉบับ</text:span></text:span></text:p>
      <text:p text:style-name="P10"><text:span text:style-name="แบบอักษรของย่อหน้าเริ่มต้น"><text:span text:style-name="T2">จึงขอเจริญพรมาเพื่อโปรดพิจารณาดำเนินการต่อไป</text:span></text:span><text:span text:style-name="แบบอักษรของย่อหน้าเริ่มต้น"><text:span text:style-name="T5">.</text:span></text:span></text:p>
      <text:p text:style-name="P8"/>
      <text:p text:style-name="P8"/>
      <text:p text:style-name="P11"><text:span text:style-name="แบบอักษรของย่อหน้าเริ่มต้น"><text:span text:style-name="T2"><text:s text:c="6"/>ขอเจริญพร</text:span></text:span></text:p>
      <text:p text:style-name="P12"/>
      <text:p text:style-name="P13"><text:span text:style-name="แบบอักษรของย่อหน้าเริ่มต้น"><text:span text:style-name="T2"><text:s text:c="4"/>ลงชื่อ................................................................</text:span></text:span></text:p>
      <text:p text:style-name="P13"><text:span text:style-name="แบบอักษรของย่อหน้าเริ่มต้น"><text:span text:style-name="T2"><text:s text:c="14"/>(พระครูปลัดอนันต์ <text:s/>อกิญฺจโน)</text:span></text:span></text:p>
      <text:p text:style-name="P14"><text:s text:c="2"/>เจ้าอาวาสวัดมาบจันทร์</text:p>
      <text:p text:style-name="P15"><text:s text:c="6"/></text:p>
      <text:p text:style-name="P4">«nameEmbassyThai»</text:p>
      <text:p text:style-name="P5"><text:span text:style-name="T3">«nameEmbassyEnglish»</text:span><text:span text:style-name="แบบอักษรของย่อหน้าเริ่มต้น"><text:span text:style-name="T2"><text:line-break/></text:span></text:span><text:span text:style-name="T3">«addressEmbassyLine1»</text:span><text:span text:style-name="แบบอักษรของย่อหน้าเริ่มต้น"><text:span text:style-name="T2"><text:line-break/></text:span></text:span><text:span text:style-name="T3">«addressEmbassyLine2»</text:span><text:span text:style-name="แบบอักษรของย่อหน้าเริ่มต้น"><text:span text:style-name="T2"><text:line-break/></text:span></text:span><text:span text:style-name="T3">«addressEmbassyLine3»</text:span></text:p>
      <text:p text:style-name="P4">«addressEmbassyLine4»</text:p>
      <text:p text:style-name="P3"/>
      <text:p text:style-name="P5"><text:span text:style-name="แบบอักษรของย่อหน้าเริ่มต้น"><text:span text:style-name="T2">ที่อยู่และที่ติดต่อของ </text:span></text:span>«titleTH2»<text:span text:style-name="แบบอักษรของย่อหน้าเริ่มต้น"><text:span text:style-name="T2"> </text:span></text:span>«name»<text:span text:style-name="แบบอักษรของย่อหน้าเริ่มต้น"><text:span text:style-name="T2"> </text:span></text:span>«middleName»<text:span text:style-name="แบบอักษรของย่อหน้าเริ่มต้น"><text:span text:style-name="T2"> </text:span></text:span>«lastName»<text:span text:style-name="แบบอักษรของย่อหน้าเริ่มต้น"><text:span text:style-name="T2">:</text:span></text:span></text:p>
      <text:p text:style-name="P5"><text:span text:style-name="T6">«addressLine1»</text:span><text:span text:style-name="แบบอักษรของย่อหน้าเริ่มต้น"><text:span text:style-name="T7"><text:line-break/></text:span></text:span><text:span text:style-name="T6">«addressLine2»</text:span><text:span text:style-name="แบบอักษรของย่อหน้าเริ่มต้น"><text:span text:style-name="T7"><text:line-break/></text:span></text:span><text:span text:style-name="T6">«addressLine3»</text:span></text:p>
      <text:p text:style-name="P5"><text:span text:style-name="T6">«addressLine4»</text:span><text:span text:style-name="แบบอักษรของย่อหน้าเริ่มต้น"><text:span text:style-name="T2"><text:line-break/>ไปรษณีย์อิเล็กทรอนิกส์ : <text:s/></text:span></text:span><text:span text:style-name="T6">«contactEmail»</text:span></text:p>
      <text:p text:style-name="P7"><text:span text:style-name="แบบอักษรของย่อหน้าเริ่มต้น"><text:span text:style-name="T2">โทร. </text:span></text:span><text:span text:style-name="T6">«contactPhone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" svg:font-family="'Angsana New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TH SarabunPSK" svg:font-family="'TH SarabunPSK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letter-kerning="false" fo:background-color="transparent" style:font-name-asian="Times New Roman" style:font-size-asian="10pt" style:language-asian="en" style:country-asian="GB" style:font-style-asian="normal" style:font-weight-asian="normal" style:font-name-complex="Angsana New" style:font-size-complex="10pt" style:language-complex="th" style:country-complex="TH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ปกติ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หัว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ท้ายกระดาษ" style:family="paragraph" style:parent-style-name="ปกติ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style:font-size-complex="14pt" fo:hyphenate="false"/>
    </style:style>
    <style:style style:name="ข้อความบอลลูน" style:family="paragraph" style:parent-style-name="ปกติ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size-complex="11pt" fo:hyphenate="false"/>
    </style:style>
    <style:style style:name="รายการย่อหน้า" style:family="paragraph" style:parent-style-name="ปกติ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4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แบบอักษรของย่อหน้าเริ่มต้น" style:family="text"/>
    <style:style style:name="หัวกระดาษ_20_อักขระ" style:display-name="หัวกระดาษ อักขระ" style:family="text">
      <style:text-properties fo:font-size="12pt" style:font-size-asian="12pt" style:font-size-complex="14pt"/>
    </style:style>
    <style:style style:name="ข้อความบอลลูน_20_อักขระ" style:display-name="ข้อความบอลลูน อักขระ" style:family="text">
      <style:text-properties style:font-name="Segoe UI" fo:font-family="'Segoe UI'" style:font-family-generic="swiss" style:font-pitch="variable" fo:font-size="9pt" style:font-size-asian="9pt" style:font-size-complex="11pt"/>
    </style:style>
    <style:style style:name="การเชื่อมโยงหลายมิติ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ปกติ">
      <style:paragraph-properties>
        <style:tab-stops>
          <style:tab-stop style:position="11.001cm"/>
        </style:tab-stops>
      </style:paragraph-properties>
    </style:style>
    <style:style style:name="MP2" style:family="paragraph" style:parent-style-name="ปกติ">
      <style:paragraph-properties>
        <style:tab-stops>
          <style:tab-stop style:position="11.001cm"/>
        </style:tab-stops>
      </style:paragraph-properties>
      <style:text-properties style:font-name="TH SarabunPSK" fo:font-size="17pt" fo:letter-spacing="-0.007cm" style:font-size-asian="17pt" style:font-name-complex="TH SarabunPSK" style:font-size-complex="17pt"/>
    </style:style>
    <style:style style:name="MP3" style:family="paragraph" style:parent-style-name="หัวกระดาษ">
      <style:paragraph-properties>
        <style:tab-stops>
          <style:tab-stop style:position="7.325cm" style:type="center"/>
          <style:tab-stop style:position="11.001cm"/>
          <style:tab-stop style:position="14.651cm" style:type="right"/>
        </style:tab-stops>
      </style:paragraph-properties>
    </style:style>
    <style:style style:name="MP4" style:family="paragraph" style:parent-style-name="ปกติ">
      <loext:graphic-properties draw:fill="solid" draw:fill-color="#ffffff" draw:opacity="100%"/>
      <style:paragraph-properties fo:background-color="#ffffff"/>
    </style:style>
    <style:style style:name="MT1" style:family="text">
      <style:text-properties style:font-name="TH SarabunPSK" fo:font-size="17pt" fo:letter-spacing="-0.007cm" style:font-size-asian="17pt" style:font-name-complex="TH SarabunPSK" style:font-size-complex="17pt"/>
    </style:style>
    <style:style style:name="MT2" style:family="text">
      <style:text-properties style:font-name="TH SarabunPSK" fo:font-size="18pt" style:font-size-asian="18pt" style:font-name-complex="TH SarabunPSK" style:font-size-complex="18pt"/>
    </style:style>
    <style:style style:name="MT3" style:family="text">
      <style:text-properties style:font-name="TH SarabunPSK" fo:font-size="18pt" fo:letter-spacing="-0.007cm" style:font-size-asian="18pt" style:font-name-complex="TH SarabunPSK" style:font-size-complex="1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2cm" style:num-format="1" style:print-orientation="portrait" fo:margin-top="1.251cm" fo:margin-bottom="1.75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75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3cm" fo:page-height="29.702cm" style:num-format="1" style:print-orientation="portrait" fo:margin-top="1.251cm" fo:margin-bottom="1.75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3.752cm" fo:margin-left="0cm" fo:margin-right="0cm" fo:margin-bottom="0cm" style:dynamic-spacing="true"/>
      </style:header-style>
      <style:footer-style>
        <style:header-footer-properties fo:min-height="-0.2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รูปภาพ 39" text:anchor-type="paragraph" svg:x="6.359cm" svg:y="-0.092cm" svg:width="3.27cm" style:rel-width="scale" svg:height="3cm" style:rel-height="scale" draw:z-index="0"><draw:image xlink:href="Pictures/100000000000011B000001042890A9ECEB24B36E.jpg" xlink:type="simple" xlink:show="embed" xlink:actuate="onLoad" loext:mime-type="image/jpeg"/></draw:frame><text:span text:style-name="แบบอักษรของย่อหน้าเริ่มต้น"><text:span text:style-name="MT1"><text:tab/></text:span></text:span></text:p>
        <text:p text:style-name="MP2"/>
        <text:p text:style-name="MP2"><text:tab/></text:p>
        <text:p text:style-name="MP1"><text:span text:style-name="แบบอักษรของย่อหน้าเริ่มต้น"><text:span text:style-name="MT1"><text:tab/>วัดมาบจันทร์ ต.แกลง อ.เมือง</text:span></text:span></text:p>
        <text:p text:style-name="MP3"><text:span text:style-name="แบบอักษรของย่อหน้าเริ่มต้น"><text:span text:style-name="MT1"><text:tab/><text:tab/>จ.ระยอง <text:s/>๒๑๑๖๐</text:span></text:span></text:p>
      </style:header>
    </style:master-page>
    <style:master-page style:name="MPF0" style:page-layout-name="Mpm3" style:next-style-name="MP0">
      <style:header>
        <text:p text:style-name="MP1"><draw:frame draw:style-name="Mfr1" draw:name="Image1" text:anchor-type="paragraph" svg:x="6.359cm" svg:y="-0.092cm" svg:width="3.27cm" style:rel-width="scale" svg:height="3cm" style:rel-height="scale" draw:z-index="1"><draw:image xlink:href="Pictures/100000000000011B000001042890A9ECEB24B36E.jpg" xlink:type="simple" xlink:show="embed" xlink:actuate="onLoad" loext:mime-type="image/jpeg"/></draw:frame><text:span text:style-name="แบบอักษรของย่อหน้าเริ่มต้น"><text:span text:style-name="MT1"><text:tab/></text:span></text:span></text:p>
        <text:p text:style-name="MP2"/>
        <text:p text:style-name="MP2"><text:tab/></text:p>
        <text:p text:style-name="MP1"><text:span text:style-name="แบบอักษรของย่อหน้าเริ่มต้น"><text:span text:style-name="MT1"><text:tab/>วัดมาบจันทร์ ต.แกลง อ.เมือง</text:span></text:span></text:p>
        <text:p text:style-name="MP3"><text:span text:style-name="แบบอักษรของย่อหน้าเริ่มต้น"><text:span text:style-name="MT1"><text:tab/><text:tab/>จ.ระยอง <text:s/>๒๑๑๖๐</text:span></text:span></text:p>
        <text:p text:style-name="หัวกระดาษ"/>
      </style:header>
      <style:footer>
        <text:p text:style-name="MP4"><text:span text:style-name="แบบอักษรของย่อหน้าเริ่มต้น"><text:span text:style-name="MT2">วัดมาบจันทร์</text:span></text:span></text:p>
        <text:p text:style-name="MP4"><text:span text:style-name="แบบอักษรของย่อหน้าเริ่มต้น"><text:span text:style-name="MT2">โทร. 0-3802-6251</text:span></text:span></text:p>
        <text:p text:style-name="ท้ายกระดาษ"><text:span text:style-name="แบบอักษรของย่อหน้าเริ่มต้น"><text:span text:style-name="MT3">ไปรษณีย์อิเล็กทรอนิกส์</text:span></text:span><text:span text:style-name="แบบอักษรของย่อหน้าเริ่มต้น"><text:span text:style-name="MT2"> : marpjan@gmail.com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title>วั ด ม า บ จั น ท ร์</dc:title>
    <meta:initial-creator>Mab Jan</meta:initial-creator>
    <meta:creation-date>2018-06-19T07:36:00Z</meta:creation-date>
    <dc:date>2018-06-23T18:06:25.254000000</dc:date>
    <meta:print-date>2016-01-21T08:33:00Z</meta:print-date>
    <meta:editing-cycles>6</meta:editing-cycles>
    <meta:editing-duration>PT10M35S</meta:editing-duration>
    <meta:document-statistic meta:table-count="0" meta:image-count="2" meta:object-count="0" meta:page-count="2" meta:paragraph-count="32" meta:word-count="279" meta:character-count="1619" meta:non-whitespace-character-count="1483"/>
    <meta:template xlink:type="simple" xlink:actuate="onRequest" xlink:title="" xlink:href="../NonImmMonasticAbroadSamnakPut%20from%20Word.odt/NonImmMonasticAbroadSamnakPut"/>
  </office:meta>
</office:document-meta>
</file>